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awler.hasTranslatedLink( Target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awler.Craw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awl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Transla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addTranslatedLink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Remai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addTarget( Targe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awler.getTranslatedLink( Target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Process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CrawlingIterator( Map visitedAlready , Map stillNotVis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